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60000015D43ED13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6.946cm" draw:z-index="0"><draw:image xlink:href="Pictures/10000201000003560000015D43ED13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Zuazo</meta:initial-creator>
    <meta:creation-date>2015-10-12T23:06:24.968841768</meta:creation-date>
    <dc:date>2015-10-12T23:07:32.423366268</dc:date>
    <dc:creator>Mikel Zuazo</dc:creator>
    <meta:editing-duration>PT1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5.2$Linux_X86_64 LibreOffice_project/40$Build-2</meta:generator>
  </office:meta>
</office:document-meta>
</file>